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  <style:style style:name="P3" style:family="paragraph" style:parent-style-name="Standard">
      <style:text-properties officeooo:paragraph-rsid="0029ef2a"/>
    </style:style>
    <style:style style:name="P4" style:family="paragraph" style:parent-style-name="Standard">
      <style:text-properties officeooo:paragraph-rsid="002af9b0"/>
    </style:style>
    <style:style style:name="P5" style:family="paragraph" style:parent-style-name="Standard">
      <style:text-properties officeooo:paragraph-rsid="002b645c"/>
    </style:style>
    <style:style style:name="P6" style:family="paragraph" style:parent-style-name="Standard">
      <style:text-properties officeooo:paragraph-rsid="002daa04"/>
    </style:style>
    <style:style style:name="P7" style:family="paragraph" style:parent-style-name="Standard">
      <style:text-properties officeooo:paragraph-rsid="002ea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¿Qué normativa regula las condiciones de seguridad en la manipulación de productos químicos en un taller de microinformática?</text:p>
      <text:p text:style-name="P7">a) ISO 9001</text:p>
      <text:p text:style-name="P7">b) ISO 14001</text:p>
      <text:p text:style-name="P7">c) Normativa UNE-EN 14470-1</text:p>
      <text:p text:style-name="P7">d) Normativa UNE-EN 50110-1</text:p>
      <text:p text:style-name="P7"/>
      <text:p text:style-name="P7">¿Por qué es necesario realizar pruebas de rendimiento después del montaje de un equipo informático?</text:p>
      <text:p text:style-name="P7">a) Para ignorar las pruebas y acelerar la finalización del montaje</text:p>
      <text:p text:style-name="P7">b) Confirmar que el equipo funciona conforme a las expectativas</text:p>
      <text:p text:style-name="P7">c) No afecta el rendimiento del equipo</text:p>
      <text:p text:style-name="P7">d) Sin importancia en la calidad del montaje</text:p>
      <text:p text:style-name="P7"/>
      <text:p text:style-name="P7">¿Cuál es la recomendación clave al instalar el sistema operativo en un equipo recién montado?</text:p>
      <text:p text:style-name="P7">a) No es necesario instalar un sistema operativo</text:p>
      <text:p text:style-name="P7">b) Utilizar una versión pirata del sistema operativo</text:p>
      <text:p text:style-name="P7">c) Instalar un sistema operativo auténtico y actualizar los controladores</text:p>
      <text:p text:style-name="P7">d) Sin importancia en la instalación del sistema operativo</text:p>
      <text:p text:style-name="P7"/>
      <text:p text:style-name="P7">¿Por qué es esencial asegurar una buena gestión del cableado durante el montaje de un equipo informático?</text:p>
      <text:p text:style-name="P7">a) Descuidar la gestión del cableado para ahorrar tiempo</text:p>
      <text:p text:style-name="P7">b) Evitar posibles problemas de conexión y mejorar la refrigeración</text:p>
      <text:p text:style-name="P7">c) No afecta la calidad del montaje</text:p>
      <text:p text:style-name="P7">d) Sin importancia en el proceso de montaje</text:p>
      <text:p text:style-name="P7"/>
      <text:p text:style-name="P7">¿Cuál es la importancia de realizar copias de seguridad antes de instalar el sistema operativo en un equipo recién montado?</text:p>
      <text:p text:style-name="P7">a) No es necesario realizar copias de seguridad</text:p>
      <text:p text:style-name="P7">b) Prevenir la pérdida de datos en caso de problemas durante la instalación</text:p>
      <text:p text:style-name="P7">c) No afecta la instalación del sistema operativo</text:p>
      <text:p text:style-name="P7">d) Sin importancia en la calidad del montaje</text:p>
      <text:p text:style-name="P7"/>
      <text:p text:style-name="P7">¿Por qué se debe evitar trabajar en un entorno con electricidad estática durante el montaje de un equipo informático?</text:p>
      <text:p text:style-name="P7">a) La electricidad estática no afecta los componentes electrónicos</text:p>
      <text:p text:style-name="P7">b) Evitar posibles daños en los componentes sensibles a la electricidad estática</text:p>
      <text:p text:style-name="P7">c) No afecta la calidad del montaje</text:p>
      <text:p text:style-name="P7">d) Sin importancia en la manipulación de componentes durante el montaje</text:p>
      <text:p text:style-name="P7"/>
      <text:p text:style-name="P7"/>
      <text:p text:style-name="P7">¿Cuál es el primer paso esencial al comenzar el montaje de un sistema informático?</text:p>
      <text:p text:style-name="P7">a) Conectar todos los cables de alimentación</text:p>
      <text:p text:style-name="P7">b) Verificar la integridad de los componentes</text:p>
      <text:p text:style-name="P7">c) Encender el equipo sin realizar comprobaciones</text:p>
      <text:p text:style-name="P7">d) Sin importancia en el inicio del montaje</text:p>
      <text:p text:style-name="P7"/>
      <text:p text:style-name="P7">¿Por qué es crucial asegurar que la fuente de alimentación esté apagada antes de iniciar el montaje?</text:p>
      <text:p text:style-name="P7">a) No es necesario apagar la fuente de alimentación</text:p>
      <text:p text:style-name="P7">b) Prevenir posibles descargas eléctricas durante el manejo de componentes</text:p>
      <text:p text:style-name="P7"><text:soft-page-break/>c) Agilizar el proceso de montaje sin apagar la fuente de alimentación</text:p>
      <text:p text:style-name="P7">d) Sin importancia en el encendido del equipo</text:p>
      <text:p text:style-name="P7"/>
      <text:p text:style-name="P7">¿Cuál es la importancia de instalar la CPU correctamente durante el montaje de un sistema informático?</text:p>
      <text:p text:style-name="P7">a) No afecta el rendimiento del equipo</text:p>
      <text:p text:style-name="P7">b) Asegurar el funcionamiento adecuado y evitar daños a la CPU</text:p>
      <text:p text:style-name="P7">c) Omitir la instalación de la CPU para acelerar el montaje</text:p>
      <text:p text:style-name="P7">d) Sin importancia en la calidad del montaje</text:p>
      <text:p text:style-name="P7"/>
      <text:p text:style-name="P7">¿Por qué se debe aplicar una capa delgada de pasta térmica al instalar el disipador de calor en la CPU?</text:p>
      <text:p text:style-name="P7">a) No es necesario aplicar pasta térmica</text:p>
      <text:p text:style-name="P7">b) Mejorar la conductividad térmica y evitar el sobrecalentamiento de la CPU</text:p>
      <text:p text:style-name="P7">c) Omitir la aplicación de pasta térmica para acelerar el montaje</text:p>
      <text:p text:style-name="P7">d) Sin importancia en la refrigeración del sistema</text:p>
      <text:p text:style-name="P7"/>
      <text:p text:style-name="P7">¿Cuál es el siguiente paso después de instalar la CPU y el disipador de calor en la placa base?</text:p>
      <text:p text:style-name="P7">a) Conectar la fuente de alimentación</text:p>
      <text:p text:style-name="P7">b) Instalar la memoria RAM en los slots correspondientes</text:p>
      <text:p text:style-name="P7">c) Ignorar la instalación de la memoria RAM</text:p>
      <text:p text:style-name="P7">d) Sin importancia en el orden de instalación</text:p>
      <text:p text:style-name="P7"/>
      <text:p text:style-name="P7">¿Por qué es importante seguir las indicaciones del manual de la placa base al instalar la memoria RAM?</text:p>
      <text:p text:style-name="P7">a) Para omitir la instalación de la memoria RAM y acelerar el proceso</text:p>
      <text:p text:style-name="P7">b) Asegurar que la memoria RAM se instale correctamente en los slots designados</text:p>
      <text:p text:style-name="P7">c) No afecta el rendimiento del equipo</text:p>
      <text:p text:style-name="P7">d) Sin importancia en la calidad del montaje</text:p>
      <text:p text:style-name="P7"/>
      <text:p text:style-name="P7">¿Qué se debe hacer después de conectar la memoria RAM en la placa base durante el montaje?</text:p>
      <text:p text:style-name="P7">a) Encender el equipo sin realizar más comprobaciones</text:p>
      <text:p text:style-name="P7">b) Conectar la tarjeta gráfica</text:p>
      <text:p text:style-name="P7">c) Omitir la conexión de la tarjeta gráfica para acelerar el montaje</text:p>
      <text:p text:style-name="P7">d) Sin importancia en el proceso de montaje</text:p>
      <text:p text:style-name="P7"/>
      <text:p text:style-name="P7">¿Por qué es esencial verificar la compatibilidad de la tarjeta gráfica con la placa base antes de instalarla?</text:p>
      <text:p text:style-name="P7">a) No es necesario comprobar la compatibilidad</text:p>
      <text:p text:style-name="P7">b) Evitar posibles problemas de conexión y asegurar un rendimiento adecuado</text:p>
      <text:p text:style-name="P7">c) Omitir la instalación de la tarjeta gráfica para acelerar el montaje</text:p>
      <text:p text:style-name="P7">d) Sin importancia en la calidad del montaje</text:p>
      <text:p text:style-name="P7"/>
      <text:p text:style-name="P7">¿Cuál es el siguiente paso después de instalar la tarjeta gráfica en la placa base?</text:p>
      <text:p text:style-name="P7">a) Conectar la fuente de alimentación</text:p>
      <text:p text:style-name="P7">b) Instalar los discos duros y/o SSD en los puertos SATA</text:p>
      <text:p text:style-name="P7">c) Ignorar la instalación de discos duros para acelerar el montaje</text:p>
      <text:p text:style-name="P7">d) Sin importancia en el orden de instalación</text:p>
      <text:p text:style-name="P7"/>
      <text:p text:style-name="P7">¿Por qué se debe configurar la secuencia de arranque en la BIOS después de instalar los discos duros o SSD?</text:p>
      <text:p text:style-name="P7">a) Para omitir la configuración y acelerar la finalización del montaje</text:p>
      <text:p text:style-name="P7"><text:soft-page-break/>b) Asegurar que el sistema operativo se inicie desde el dispositivo correcto</text:p>
      <text:p text:style-name="P7">c) No afecta la operatividad del equipo</text:p>
      <text:p text:style-name="P7">d) Sin importancia en la calidad del montaje</text:p>
      <text:p text:style-name="P7"/>
      <text:p text:style-name="P7">¿Qué se debe hacer después de configurar la secuencia de arranque en la BIOS?</text:p>
      <text:p text:style-name="P7">a) Realizar pruebas de rendimiento sin instalar el sistema operativo</text:p>
      <text:p text:style-name="P7">b) Instalar el sistema operativo desde un medio de almacenamiento externo</text:p>
      <text:p text:style-name="P7">c) Ignorar la instalación del sistema operativo para acelerar el montaje</text:p>
      <text:p text:style-name="P7">d) Sin importancia en el proceso de montaje</text:p>
      <text:p text:style-name="P7"/>
      <text:p text:style-name="P7">¿Cuál es la importancia de conectar los cables de alimentación correctamente durante el montaje de un sistema informático?</text:p>
      <text:p text:style-name="P7">a) No afecta el rendimiento del equipo</text:p>
      <text:p text:style-name="P7">b) Evitar posibles problemas de alimentación y asegurar el encendido adecuado</text:p>
      <text:p text:style-name="P7">c) Omitir la conexión de cables de alimentación para acelerar el montaje</text:p>
      <text:p text:style-name="P7">d) Sin importancia en la calidad del montaje</text:p>
      <text:p text:style-name="P7"/>
      <text:p text:style-name="P7">¿Por qué se debe realizar una prueba de encendido antes de cerrar la carcasa del equipo durante el montaje?</text:p>
      <text:p text:style-name="P7">a) Para omitir la prueba y acelerar la finalización del montaje</text:p>
      <text:p text:style-name="P7">b) Confirmar que todos los componentes funcionan correctamente antes de cerrar el equipo</text:p>
      <text:p text:style-name="P7">c) No afecta la operatividad del equipo</text:p>
      <text:p text:style-name="P7">d) Sin importancia en la calidad del montaje</text:p>
      <text:p text:style-name="P7"/>
      <text:p text:style-name="P7">¿Cuál es el último paso en el montaje de un sistema informático después de realizar la prueba de encendido?</text:p>
      <text:p text:style-name="P7">a) Conectar los periféricos externos</text:p>
      <text:p text:style-name="P7">b) Cerrar la carcasa del equipo</text:p>
      <text:p text:style-name="P7">c) Ignorar la conexión de periféricos externos para acelerar el montaje</text:p>
      <text:p text:style-name="P7">d) Sin importancia en el orden de finalización del montaje</text:p>
      <text:p text:style-name="P7"/>
      <text:p text:style-name="P7"/>
      <text:p text:style-name="P7">¿Cuál es el primer paso al encender un sistema microinformático?</text:p>
      <text:p text:style-name="P7">a) Conectar los periféricos externos</text:p>
      <text:p text:style-name="P7">b) Pulsar el botón de encendido del equipo</text:p>
      <text:p text:style-name="P7">c) Omitir la conexión de periféricos externos para acelerar el arranque</text:p>
      <text:p text:style-name="P7">d) Sin importancia en el inicio del sistema</text:p>
      <text:p text:style-name="P7"/>
      <text:p text:style-name="P7">¿Por qué es crucial verificar que todos los cables estén correctamente conectados antes de encender el sistema?</text:p>
      <text:p text:style-name="P7">a) No es necesario verificar las conexiones</text:p>
      <text:p text:style-name="P7">b) Evitar posibles problemas de conexión y asegurar un arranque adecuado</text:p>
      <text:p text:style-name="P7">c) Omitir la verificación de conexiones para acelerar el arranque</text:p>
      <text:p text:style-name="P7">d) Sin importancia en la calidad del arranque del sistema</text:p>
      <text:p text:style-name="P7"/>
      <text:p text:style-name="P7">¿Cuál es la importancia de revisar la configuración de la BIOS antes de que el sistema operativo cargue?</text:p>
      <text:p text:style-name="P7">a) Para omitir la configuración y acelerar el arranque del sistema</text:p>
      <text:p text:style-name="P7">b) Asegurar que la configuración sea la adecuada para el hardware instalado</text:p>
      <text:p text:style-name="P7">c) No afecta el rendimiento del sistema</text:p>
      <text:p text:style-name="P7">d) Sin importancia en la calidad del arranque</text:p>
      <text:p text:style-name="P7"/>
      <text:p text:style-name="P7"><text:soft-page-break/>¿Qué se debe hacer después de revisar la configuración de la BIOS antes del arranque del sistema operativo?</text:p>
      <text:p text:style-name="P7">a) Conectar los periféricos externos</text:p>
      <text:p text:style-name="P7">b) Iniciar el sistema operativo desde el disco duro o SSD</text:p>
      <text:p text:style-name="P7">c) Ignorar el inicio del sistema operativo para acelerar el arranque</text:p>
      <text:p text:style-name="P7">d) Sin importancia en el orden de inicio del sistema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33:04.606550609</dc:date>
    <meta:editing-duration>PT22M55S</meta:editing-duration>
    <meta:editing-cycles>27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0" meta:word-count="1260" meta:character-count="7534" meta:non-whitespace-character-count="6394"/>
  </office:meta>
</office:document-meta>
</file>